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IRMitra" svg:font-family="IRMitra" style:font-pitch="variable"/>
    <style:font-face style:name="IRMitra1" svg:font-family="IRMitra" style:font-family-generic="system" style:font-pitch="variable"/>
    <style:font-face style:name="Liberation Sans" svg:font-family="'Liberation Sans'" style:font-family-generic="swiss" style:font-pitch="variable"/>
    <style:font-face style:name="Nazli" svg:font-family="Nazli"/>
    <style:font-face style:name="Noto Sans CJK SC" svg:font-family="'Noto Sans CJK SC'" style:font-family-generic="system" style:font-pitch="variable"/>
    <style:font-face style:name="Tahoma" svg:font-family="Tahoma" style:font-family-generic="swiss"/>
    <style:font-face style:name="Tahoma1" svg:font-family="Tahoma" style:font-family-generic="swiss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 fo:hyphenation-ladder-count="no-limit" style:writing-mode="rl-tb"/>
      <style:text-properties style:use-window-font-color="true" loext:opacity="0%" style:font-name="IRMitra1" fo:font-size="18pt" fo:language="en" fo:country="US" officeooo:paragraph-rsid="000675b4" style:letter-kerning="false" style:font-name-asian="IRMitra" style:font-size-asian="18pt" style:language-asian="zh" style:country-asian="CN" style:font-name-complex="IRMitra1" style:font-size-complex="18pt" style:language-complex="fa" style:country-complex="I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fo:color="#c9211e" loext:opacity="100%" officeooo:rsid="00bcb5f3" fo:background-color="transparent" loext:char-shading-value="0" style:font-name-complex="Tahoma1" style:font-size-complex="140pt"/>
    </style:style>
    <style:style style:name="T2" style:family="text">
      <style:text-properties fo:color="#c9211e" loext:opacity="100%" officeooo:rsid="00bcb5f3" fo:background-color="transparent" loext:char-shading-value="0" style:font-name-complex="Tahoma1" style:font-size-complex="162pt"/>
    </style:style>
    <style:style style:name="T3" style:family="text">
      <style:text-properties fo:color="#c9211e" loext:opacity="100%" style:text-outline="true" fo:text-shadow="1pt 1pt" officeooo:rsid="00bcb5f3" fo:background-color="transparent" loext:char-shading-value="0" style:font-name-complex="Tahoma1" style:font-size-complex="16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2">جِرم <text:line-break/>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IRMitra" svg:font-family="IRMitra" style:font-pitch="variable"/>
    <style:font-face style:name="IRMitra1" svg:font-family="IRMitra" style:font-family-generic="system" style:font-pitch="variable"/>
    <style:font-face style:name="Liberation Sans" svg:font-family="'Liberation Sans'" style:font-family-generic="swiss" style:font-pitch="variable"/>
    <style:font-face style:name="Nazli" svg:font-family="Nazli"/>
    <style:font-face style:name="Noto Sans CJK SC" svg:font-family="'Noto Sans CJK SC'" style:font-family-generic="system" style:font-pitch="variable"/>
    <style:font-face style:name="Tahoma" svg:font-family="Tahoma" style:font-family-generic="swiss"/>
    <style:font-face style:name="Tahoma1" svg:font-family="Tahoma" style:font-family-generic="swiss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n" fo:country="US" style:letter-kerning="true" style:font-name-asian="Calibri" style:font-size-asian="10.5pt" style:language-asian="zh" style:country-asian="CN" style:font-name-complex="Nazli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letter-kerning="true" style:font-name-asian="Calibri" style:font-size-asian="10.5pt" style:language-asian="zh" style:country-asian="CN" style:font-name-complex="Nazli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name-asian="Calibri" style:font-family-asian="Calibri" style:font-family-generic-asian="swiss"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name-asian="Calibri" style:font-family-asian="Calibri" style:font-family-generic-asian="swiss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asian="Calibri" style:font-family-asian="Calibri" style:font-family-generic-asian="swiss" style:font-size-asian="12pt" style:font-name-complex="Tahoma" style:font-family-complex="Tahoma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0.06pt solid #000000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9T16:28:11.266144286</meta:creation-date>
    <dc:date>2022-08-15T20:54:26.566896450</dc:date>
    <meta:editing-duration>PT14M47S</meta:editing-duration>
    <meta:editing-cycles>4</meta:editing-cycles>
    <meta:generator>LibreOffice/7.4.0.1$Linux_X86_64 LibreOffice_project/43e5fcfbbadd18fccee5a6f42ddd533e40151bcf</meta:generator>
    <meta:document-statistic meta:table-count="0" meta:image-count="0" meta:object-count="0" meta:page-count="1" meta:paragraph-count="1" meta:word-count="1" meta:character-count="5" meta:non-whitespace-character-count="3"/>
  </office:meta>
</office:document-meta>
</file>